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2.223cm" fo:min-width="14.966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5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1.05cm" fo:min-width="0.6cm" fo:padding-top="0.175cm" fo:padding-bottom="0.175cm" fo:padding-left="0.3cm" fo:padding-right="0.3cm"/>
      <style:paragraph-properties style:writing-mode="lr-tb"/>
    </style:style>
    <style:style style:name="gr10" style:family="graphic" style:parent-style-name="objectwithoutfill">
      <style:graphic-properties svg:stroke-width="0.1cm" svg:stroke-color="#ff8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預設_5f_1">
      <style:graphic-properties svg:stroke-width="0.2cm" svg:stroke-color="#069a2e" draw:marker-start-width="0.5cm" draw:marker-end-width="0.5cm" draw:fill-color="#77bc65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05cm" fo:min-width="0.6cm" fo:padding-top="0.175cm" fo:padding-bottom="0.175cm" fo:padding-left="0.3cm" fo:padding-right="0.3cm"/>
      <style:paragraph-properties style:writing-mode="lr-tb"/>
    </style:style>
    <style:style style:name="gr14" style:family="graphic" style:parent-style-name="預設_5f_1">
      <style:graphic-properties svg:stroke-width="0.2cm" svg:stroke-color="#5b277d" draw:marker-start-width="0.5cm" draw:marker-end-width="0.5cm" draw:fill-color="#8e86ae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81cm"/>
      <style:paragraph-properties style:writing-mode="lr-tb"/>
    </style:style>
    <style:style style:name="gr16" style:family="graphic" style:parent-style-name="objectwithoutfill">
      <style:graphic-properties svg:stroke-width="0.1cm" svg:stroke-color="#ff8000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  <style:text-properties style:font-name="Noto Sans1" fo:font-size="24pt" fo:text-shadow="none" fo:font-weight="bold" style:font-size-asian="24pt" style:font-size-complex="24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3" style:family="paragraph">
      <loext:graphic-properties draw:fill-color="#8e86ae"/>
      <style:paragraph-properties fo:text-align="center"/>
    </style:style>
    <style:style style:name="P14" style:family="paragraph">
      <style:paragraph-properties fo:text-align="center"/>
      <style:text-properties style:font-name="Noto Sans CJK TC Regular" style:font-name-asian="Noto Sans CJK TC Regula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Sans CJK TC Regular" fo:font-size="24pt" fo:text-shadow="none" fo:font-weight="bold" style:font-name-asian="Noto Sans CJK TC Regular" style:font-size-asian="24pt" style:font-size-complex="24pt"/>
    </style:style>
    <style:style style:name="T1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T2" style:family="text">
      <style:text-properties style:font-name="Noto Sans CJK TC Regular" style:font-name-asian="Noto Sans CJK TC 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ondition-of-ff</text:p>
          </draw:text-box>
        </draw:frame>
        <draw:custom-shape draw:style-name="gr1" draw:text-style-name="P2" draw:layer="layout" svg:width="15.566cm" svg:height="12.573cm" svg:x="6.74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onnector draw:style-name="gr4" draw:text-style-name="P4" draw:layer="layout" draw:type="curve" svg:x1="11.052cm" svg:y1="8cm" svg:x2="9.6cm" svg:y2="4.2cm" draw:start-shape="id1" draw:start-glue-point="4" draw:end-shape="id2" draw:end-glue-point="10" svg:d="M11052 8000c0-2534-484-3800-1452-3800" svg:viewBox="0 0 1453 3801">
          <text:p/>
        </draw:connector>
        <draw:custom-shape draw:style-name="gr5" draw:text-style-name="P5" draw:layer="layout" svg:width="1.2cm" svg:height="1.2cm" svg:x="8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8.4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1.2cm" svg:height="1.2cm" svg:x="8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cm" svg:y1="8.001cm" svg:x2="9cm" svg:y2="7cm">
          <text:p/>
        </draw:line>
        <draw:line draw:style-name="gr8" draw:text-style-name="P8" draw:layer="layout" svg:x1="9cm" svg:y1="10cm" svg:x2="9cm" svg:y2="9.201cm">
          <text:p/>
        </draw:line>
        <draw:g>
          <draw:custom-shape draw:style-name="gr9" draw:text-style-name="P10" draw:layer="layout" svg:width="1.2cm" svg:height="1.4cm" svg:x="10.452cm" svg:y="3.5cm">
            <text:p text:style-name="P9"><text:span text:style-name="T1">B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9.652cm" svg:y1="4.2cm" svg:x2="10.452cm" svg:y2="4.2cm">
            <text:p/>
          </draw:line>
        </draw:g>
        <draw:custom-shape draw:style-name="gr11" draw:text-style-name="P11" xml:id="id1" draw:id="id1" draw:layer="layout" svg:width="1.2cm" svg:height="1.2cm" svg:x="10.45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9.6cm" svg:y1="10.6cm" svg:x2="11.052cm" svg:y2="9.2cm" draw:start-shape="id3" draw:start-glue-point="10" draw:end-shape="id1" draw:end-glue-point="8" svg:d="M9600 10600c968 0 1452-466 1452-1400" svg:viewBox="0 0 1453 1401">
          <text:p/>
        </draw:connector>
        <draw:g>
          <draw:custom-shape draw:style-name="gr13" draw:text-style-name="P12" draw:layer="layout" svg:width="1.2cm" svg:height="1.4cm" svg:x="12.509cm" svg:y="7.886cm">
            <text:p text:style-name="P9"><text:span text:style-name="T1">A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1.709cm" svg:y1="8.586cm" svg:x2="12.509cm" svg:y2="8.586cm">
            <text:p/>
          </draw:line>
        </draw:g>
        <draw:custom-shape draw:style-name="gr14" draw:text-style-name="P13" xml:id="id2" draw:id="id2" draw:layer="layout" svg:width="1.2cm" svg:height="1.2cm" svg:x="8.4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cm" svg:y1="5.801cm" svg:x2="9cm" svg:y2="4.8cm">
          <text:p/>
        </draw:line>
        <draw:frame draw:style-name="gr15" draw:text-style-name="P15" draw:layer="layout" svg:width="4cm" svg:height="2.131cm" svg:x="8.652cm" svg:y="11.577cm">
          <draw:text-box>
            <text:p text:style-name="P14"><text:span text:style-name="T2">合併前</text:span></text:p>
          </draw:text-box>
        </draw:frame>
        <draw:connector draw:style-name="gr12" draw:text-style-name="P4" draw:layer="layout" draw:type="curve" svg:x1="20.052cm" svg:y1="8cm" svg:x2="18.6cm" svg:y2="4.2cm" draw:start-shape="id4" draw:start-glue-point="4" draw:end-shape="id5" draw:end-glue-point="10" svg:d="M20052 8000c0-2534-484-3800-1452-3800" svg:viewBox="0 0 1453 3801">
          <text:p/>
        </draw:connector>
        <draw:custom-shape draw:style-name="gr5" draw:text-style-name="P5" draw:layer="layout" svg:width="1.2cm" svg:height="1.2cm" svg:x="17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17.4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" draw:id="id6" draw:layer="layout" svg:width="1.2cm" svg:height="1.2cm" svg:x="17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8cm" svg:y1="8.001cm" svg:x2="18cm" svg:y2="7cm">
          <text:p/>
        </draw:line>
        <draw:line draw:style-name="gr8" draw:text-style-name="P8" draw:layer="layout" svg:x1="18cm" svg:y1="10cm" svg:x2="18cm" svg:y2="9.201cm">
          <text:p/>
        </draw:line>
        <draw:g>
          <draw:custom-shape draw:style-name="gr9" draw:text-style-name="P10" draw:layer="layout" svg:width="1.2cm" svg:height="1.4cm" svg:x="19.452cm" svg:y="3.5cm">
            <text:p text:style-name="P9"><text:span text:style-name="T1">B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8.652cm" svg:y1="4.2cm" svg:x2="19.452cm" svg:y2="4.2cm">
            <text:p/>
          </draw:line>
        </draw:g>
        <draw:custom-shape draw:style-name="gr11" draw:text-style-name="P11" xml:id="id4" draw:id="id4" draw:layer="layout" svg:width="1.2cm" svg:height="1.2cm" svg:x="19.45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6cm" svg:y1="10.6cm" svg:x2="20.052cm" svg:y2="9.2cm" draw:start-shape="id6" draw:start-glue-point="10" draw:end-shape="id4" draw:end-glue-point="8" svg:d="M18600 10600c968 0 1452-466 1452-1400" svg:viewBox="0 0 1453 1401">
          <text:p/>
        </draw:connector>
        <draw:custom-shape draw:style-name="gr13" draw:text-style-name="P12" xml:id="id7" draw:id="id7" draw:layer="layout" svg:width="1.2cm" svg:height="1.4cm" svg:x="19.452cm" svg:y="1.8cm">
          <text:p text:style-name="P9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5" draw:id="id5" draw:layer="layout" svg:width="1.2cm" svg:height="1.2cm" svg:x="17.4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8cm" svg:y1="5.801cm" svg:x2="18cm" svg:y2="4.8cm">
          <text:p/>
        </draw:line>
        <draw:connector draw:style-name="gr16" draw:text-style-name="P8" draw:layer="layout" svg:x1="19.452cm" svg:y1="2.5cm" svg:x2="18cm" svg:y2="3.6cm" draw:start-shape="id7" draw:start-glue-point="3" draw:end-shape="id5" draw:end-glue-point="4" svg:d="M19452 2500h-1452v1100" svg:viewBox="0 0 1453 1101">
          <text:p/>
        </draw:connector>
        <draw:frame draw:style-name="gr15" draw:text-style-name="P15" draw:layer="layout" svg:width="4cm" svg:height="2.131cm" svg:x="17.109cm" svg:y="11.577cm">
          <draw:text-box>
            <text:p text:style-name="P14"><text:span text:style-name="T2">合併後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ondition-of-ff</text:p>
          </draw:text-box>
        </draw:frame>
        <draw:custom-shape draw:style-name="gr1" draw:text-style-name="P2" draw:layer="layout" svg:width="15.566cm" svg:height="12.573cm" svg:x="6.74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5" draw:text-style-name="P5" draw:layer="layout" svg:width="1.2cm" svg:height="1.2cm" svg:x="7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7.4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" draw:id="id8" draw:layer="layout" svg:width="1.2cm" svg:height="1.2cm" svg:x="7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8cm" svg:y1="8.001cm" svg:x2="8cm" svg:y2="7cm">
          <text:p/>
        </draw:line>
        <draw:line draw:style-name="gr8" draw:text-style-name="P8" draw:layer="layout" svg:x1="8cm" svg:y1="10cm" svg:x2="8cm" svg:y2="9.201cm">
          <text:p/>
        </draw:line>
        <draw:g>
          <draw:custom-shape draw:style-name="gr13" draw:text-style-name="P12" draw:layer="layout" svg:width="1.2cm" svg:height="1.4cm" svg:x="9.452cm" svg:y="5.7cm">
            <text:p text:style-name="P9"><text:span text:style-name="T1">A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8.652cm" svg:y1="6.4cm" svg:x2="9.452cm" svg:y2="6.4cm">
            <text:p/>
          </draw:line>
        </draw:g>
        <draw:custom-shape draw:style-name="gr11" draw:text-style-name="P11" xml:id="id9" draw:id="id9" draw:layer="layout" svg:width="1.2cm" svg:height="1.2cm" svg:x="9.45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8.6cm" svg:y1="10.6cm" svg:x2="10.052cm" svg:y2="9.2cm" draw:start-shape="id8" draw:start-glue-point="10" draw:end-shape="id9" draw:end-glue-point="8" svg:d="M8600 10600c968 0 1452-466 1452-1400" svg:viewBox="0 0 1453 1401">
          <text:p/>
        </draw:connector>
        <draw:g>
          <draw:custom-shape draw:style-name="gr13" draw:text-style-name="P12" draw:layer="layout" svg:width="1.2cm" svg:height="1.4cm" svg:x="11.509cm" svg:y="7.886cm">
            <text:p text:style-name="P9"><text:span text:style-name="T1">B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0.709cm" svg:y1="8.586cm" svg:x2="11.509cm" svg:y2="8.586cm">
            <text:p/>
          </draw:line>
        </draw:g>
        <draw:connector draw:style-name="gr12" draw:text-style-name="P4" draw:layer="layout" draw:type="curve" svg:x1="18.543cm" svg:y1="8cm" svg:x2="17.091cm" svg:y2="4.2cm" draw:start-shape="id10" draw:start-glue-point="4" draw:end-shape="id11" draw:end-glue-point="10" svg:d="M18543 8000c0-2534-484-3800-1452-3800" svg:viewBox="0 0 1453 3801">
          <text:p/>
        </draw:connector>
        <draw:custom-shape draw:style-name="gr5" draw:text-style-name="P5" draw:layer="layout" svg:width="1.2cm" svg:height="1.2cm" svg:x="15.891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15.891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2" draw:id="id12" draw:layer="layout" svg:width="1.2cm" svg:height="1.2cm" svg:x="15.89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6.491cm" svg:y1="8.001cm" svg:x2="16.491cm" svg:y2="7cm">
          <text:p/>
        </draw:line>
        <draw:line draw:style-name="gr8" draw:text-style-name="P8" draw:layer="layout" svg:x1="16.491cm" svg:y1="10cm" svg:x2="16.491cm" svg:y2="9.201cm">
          <text:p/>
        </draw:line>
        <draw:g>
          <draw:custom-shape draw:style-name="gr9" draw:text-style-name="P10" draw:layer="layout" svg:width="1.2cm" svg:height="1.4cm" svg:x="17.943cm" svg:y="3.5cm">
            <text:p text:style-name="P9"><text:span text:style-name="T1">A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7.143cm" svg:y1="4.2cm" svg:x2="17.943cm" svg:y2="4.2cm">
            <text:p/>
          </draw:line>
        </draw:g>
        <draw:custom-shape draw:style-name="gr11" draw:text-style-name="P11" xml:id="id10" draw:id="id10" draw:layer="layout" svg:width="1.2cm" svg:height="1.2cm" svg:x="17.94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091cm" svg:y1="10.6cm" svg:x2="18.543cm" svg:y2="9.2cm" draw:start-shape="id12" draw:start-glue-point="10" draw:end-shape="id10" draw:end-glue-point="8" svg:d="M17091 10600c968 0 1452-466 1452-1400" svg:viewBox="0 0 1453 1401">
          <text:p/>
        </draw:connector>
        <draw:g>
          <draw:custom-shape draw:style-name="gr13" draw:text-style-name="P12" draw:layer="layout" svg:width="1.2cm" svg:height="1.4cm" svg:x="20cm" svg:y="7.886cm">
            <text:p text:style-name="P9"><text:span text:style-name="T1">B</text:span></text:p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9.2cm" svg:y1="8.586cm" svg:x2="20cm" svg:y2="8.586cm">
            <text:p/>
          </draw:line>
        </draw:g>
        <draw:custom-shape draw:style-name="gr14" draw:text-style-name="P13" xml:id="id11" draw:id="id11" draw:layer="layout" svg:width="1.2cm" svg:height="1.2cm" svg:x="15.891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6.491cm" svg:y1="5.801cm" svg:x2="16.491cm" svg:y2="4.8cm">
          <text:p/>
        </draw:line>
        <draw:frame draw:style-name="gr15" draw:text-style-name="P15" draw:layer="layout" svg:width="4cm" svg:height="2.131cm" svg:x="8.153cm" svg:y="11.578cm">
          <draw:text-box>
            <text:p text:style-name="P14"><text:span text:style-name="T2">合併前</text:span></text:p>
          </draw:text-box>
        </draw:frame>
        <draw:frame draw:style-name="gr15" draw:text-style-name="P15" draw:layer="layout" svg:width="4cm" svg:height="2.131cm" svg:x="16.71cm" svg:y="11.578cm">
          <draw:text-box>
            <text:p text:style-name="P14"><text:span text:style-name="T2">合併後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10-24T12:54:01.864000000</dc:date>
    <meta:editing-duration>PT12H2M37S</meta:editing-duration>
    <meta:editing-cycles>28</meta:editing-cycles>
    <meta:document-statistic meta:object-count="99"/>
  </office:meta>
</office:document-meta>
</file>